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Default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Default" style:family="paragraph">
      <style:paragraph-properties fo:text-align="center"/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Default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4" style:parent-style-name="Default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5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T6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8" style:parent-style-name="DefaultParagraphFont" style:family="text">
      <style:text-properties style:font-name="Calibri" style:font-name-complex="Calibri" style:use-window-font-color="true" fo:font-size="11pt" style:font-size-asian="11pt" style:font-size-complex="11pt"/>
    </style:style>
    <style:style style:name="T9" style:parent-style-name="DefaultParagraphFont" style:family="text">
      <style:text-properties style:font-name="Calibri" style:font-name-complex="Calibri" style:use-window-font-color="true" fo:font-size="11pt" style:font-size-asian="11pt" style:font-size-complex="11pt"/>
    </style:style>
    <style:style style:name="T10" style:parent-style-name="DefaultParagraphFont" style:family="text">
      <style:text-properties style:font-name="Calibri" style:font-name-complex="Calibri" style:use-window-font-color="true" fo:font-size="11pt" style:font-size-asian="11pt" style:font-size-complex="11pt"/>
    </style:style>
    <style:style style:name="P11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T12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13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14" style:parent-style-name="DefaultParagraphFont" style:family="text">
      <style:text-properties style:font-name="Roboto" style:font-name-complex="Roboto" fo:font-size="14pt" style:font-size-asian="14pt" style:font-size-complex="14pt"/>
    </style:style>
    <style:style style:name="P15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T16" style:parent-style-name="DefaultParagraphFont" style:family="text">
      <style:text-properties style:font-name-complex="Calibri" fo:font-weight="bold" style:font-weight-asian="bold" style:font-weight-complex="bold"/>
    </style:style>
    <style:style style:name="T17" style:parent-style-name="DefaultParagraphFont" style:family="text">
      <style:text-properties style:font-name-complex="Calibri" fo:font-weight="bold" style:font-weight-asian="bold" style:font-weight-complex="bold"/>
    </style:style>
    <style:style style:name="T18" style:parent-style-name="DefaultParagraphFont" style:family="text">
      <style:text-properties style:font-name-complex="Calibri" fo:font-weight="bold" style:font-weight-asian="bold" style:font-weight-complex="bold"/>
    </style:style>
    <style:style style:name="T19" style:parent-style-name="DefaultParagraphFont" style:family="text">
      <style:text-properties style:font-name-complex="Calibri"/>
    </style:style>
    <style:style style:name="P20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21" style:parent-style-name="Default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2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T23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4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6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28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29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T30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31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32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3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4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35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36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37" style:parent-style-name="Default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38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T39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40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4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42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4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44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45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46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47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48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49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50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51" style:parent-style-name="Default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52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T53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54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5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56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5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58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59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60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61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T62" style:parent-style-name="DefaultParagraphFont" style:family="text">
      <style:text-properties style:font-name="Calibri" style:font-name-complex="Calibri" fo:font-size="11pt" style:font-size-asian="11pt" style:font-size-complex="11pt"/>
    </style:style>
  </office:automatic-styles>
  <office:body>
    <office:text text:use-soft-page-breaks="true">
      <text:p text:style-name="P1">Advance Excel Assignment –<text:s/>4</text:p>
      <text:p text:style-name="P2"/>
      <text:p text:style-name="P3"/>
      <text:p text:style-name="P4">Q1.<text:s/>To use the ribbon commands, what menu and grouping of commands will you find the Insert and Delete command?<text:s/></text:p>
      <text:p text:style-name="P5"/>
      <text:p text:style-name="Default"><text:span text:style-name="T6">Ans: -</text:span><text:span text:style-name="T7"><text:s/></text:span><text:span text:style-name="T8">To find the Insert and Delete commands, we need to navigate to the </text:span><text:span text:style-name="T9">home</text:span><text:span text:style-name="T10"> tab, and look for the Cells grouping in the Cells section of the ribbon. The Insert and Delete commands are located within this grouping.</text:span></text:p>
      <text:p text:style-name="P11"/>
      <text:p text:style-name="Default"><text:span text:style-name="T12">Q2</text:span><text:span text:style-name="T13">.<text:s/></text:span><text:span text:style-name="T14">If you set a row height or column width to 0 (zero), what happens to the row and column?<text:s/></text:span></text:p>
      <text:p text:style-name="P15"/>
      <text:p text:style-name="Normal"><text:span text:style-name="T16">Ans:<text:s/></text:span><text:span text:style-name="T17">-<text:s/></text:span><text:span text:style-name="T18">R</text:span><text:span text:style-name="T19">ow or column will be hidden, and will not be visible on the worksheet.</text:span></text:p>
      <text:p text:style-name="P20"/>
      <text:p text:style-name="P21">Q3.<text:s/>Is there a need to change the height and width in a cell? Why?<text:s/></text:p>
      <text:p text:style-name="P22"/>
      <text:p text:style-name="Default"><text:span text:style-name="T23">Ans: -</text:span><text:span text:style-name="T24"><text:s/></text:span><text:span text:style-name="T25">C</text:span><text:span text:style-name="T26">hanging the height and width of cells in Excel can be necessary to ensure that your data is visible, legible, and well-organized</text:span><text:span text:style-name="T27">.</text:span></text:p>
      <text:p text:style-name="P28"/>
      <text:p text:style-name="P29"/>
      <text:p text:style-name="Default"><text:span text:style-name="T30">Q4.<text:s/></text:span><text:span text:style-name="T31">What is the keyboard shortcut to unhide rows?</text:span></text:p>
      <text:p text:style-name="Default"><text:span text:style-name="T32">Ans: -</text:span><text:span text:style-name="T33"><text:s/>Ctrl+</text:span><text:span text:style-name="T34">Shift+9</text:span></text:p>
      <text:p text:style-name="P35"/>
      <text:p text:style-name="P36"/>
      <text:p text:style-name="P37">Q5.<text:s/>How to hide rows containing blank cells?</text:p>
      <text:p text:style-name="P38"/>
      <text:p text:style-name="Default"><text:span text:style-name="T39">Ans: -</text:span><text:span text:style-name="T40"><text:s/></text:span><text:span text:style-name="T41">To hide rows containing blank cells in Excel,<text:s/></text:span><text:span text:style-name="T42">we</text:span><text:span text:style-name="T43"><text:s/>can use the following steps:</text:span></text:p>
      <text:p text:style-name="P44">1. Select the range of cells that you want to filter.</text:p>
      <text:p text:style-name="P45">2. Click on the<text:s/>Data<text:s/>tab in the ribbon.</text:p>
      <text:p text:style-name="P46">3. Click on the<text:s/>Filter<text:s/>button in the<text:s/>Sort &amp; Filter<text:s/>group.</text:p>
      <text:p text:style-name="P47">4. Click on the filter arrow in the column that you want to filter.</text:p>
      <text:p text:style-name="P48">5. In the filter drop-down menu, uncheck the box next to the<text:s/>Blanks<text:s/>option.</text:p>
      <text:p text:style-name="P49">6. Click OK to apply the filter.</text:p>
      <text:p text:style-name="P50"/>
      <text:p text:style-name="P51">Q6.<text:s/>What are the steps to hide the duplicate values using conditional formatting in excel?</text:p>
      <text:p text:style-name="P52"/>
      <text:p text:style-name="Default"><text:span text:style-name="T53">Ans: -</text:span><text:span text:style-name="T54"><text:s/></text:span><text:span text:style-name="T55">We</text:span><text:span text:style-name="T56"><text:s/>can hide the duplicate values in Excel by following these steps</text:span><text:span text:style-name="T57">: -</text:span></text:p>
      <text:p text:style-name="P58">1. Select the range of cells that you want to check for duplicates.</text:p>
      <text:p text:style-name="P59">2. Click on the Conditional Formatting button in the Styles group on the home tab.</text:p>
      <text:p text:style-name="P60">3. Select the Highlight Cells Rules option, and then select Duplicate Values from the sub- menu.</text:p>
      <text:p text:style-name="P61">4. In the Duplicate Values dialog box, select the formatting style that you want to apply to the duplicate values.</text:p>
      <text:p text:style-name="Default"><text:span text:style-name="T62">5. Click the OK button to close the dialog box.</text:span></text:p>
      <text:p text:style-name="Default"/>
      <text:p text:style-name="Default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Default" style:display-name="Default" style:family="paragraph">
      <style:paragraph-properties style:text-autospace="none" fo:margin-bottom="0in" fo:line-height="100%"/>
      <style:text-properties style:font-name="Times New Roman" fo:color="#000000" fo:font-size="12pt" style:font-size-asian="12pt" style:font-size-complex="12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m Narayan</meta:initial-creator>
    <dc:creator>Ram Narayan</dc:creator>
    <meta:creation-date>2023-04-23T07:47:00Z</meta:creation-date>
    <dc:date>2023-04-23T09:25:00Z</dc:date>
    <meta:template xlink:href="Normal" xlink:type="simple"/>
    <meta:editing-cycles>4</meta:editing-cycles>
    <meta:editing-duration>PT2040S</meta:editing-duration>
    <meta:user-defined meta:name="GrammarlyDocumentId">da788351f317a335bad096ce8f2cbefe4b5869e20caab9caa0a81835da04a6a8</meta:user-defined>
    <meta:document-statistic meta:page-count="1" meta:paragraph-count="3" meta:word-count="278" meta:character-count="1860" meta:row-count="13" meta:non-whitespace-character-count="1585"/>
  </office:meta>
</office:document-meta>
</file>